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7159in" style:use-optimal-column-width="false"/>
    </style:style>
    <style:style style:name="TableColumn4" style:family="table-column">
      <style:table-column-properties style:column-width="1.8062in" style:use-optimal-column-width="false"/>
    </style:style>
    <style:style style:name="TableColumn5" style:family="table-column">
      <style:table-column-properties style:column-width="1.5909in" style:use-optimal-column-width="false"/>
    </style:style>
    <style:style style:name="TableColumn6" style:family="table-column">
      <style:table-column-properties style:column-width="1.3979in" style:use-optimal-column-width="false"/>
    </style:style>
    <style:style style:name="TableColumn7" style:family="table-column">
      <style:table-column-properties style:column-width="1.1819in" style:use-optimal-column-width="false"/>
    </style:style>
    <style:style style:name="Table2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1" style:family="table-column">
      <style:table-column-properties style:column-width="0.7159in" style:use-optimal-column-width="false"/>
    </style:style>
    <style:style style:name="TableColumn52" style:family="table-column">
      <style:table-column-properties style:column-width="1.8062in" style:use-optimal-column-width="false"/>
    </style:style>
    <style:style style:name="TableColumn53" style:family="table-column">
      <style:table-column-properties style:column-width="1.5909in" style:use-optimal-column-width="false"/>
    </style:style>
    <style:style style:name="TableColumn54" style:family="table-column">
      <style:table-column-properties style:column-width="1.3979in" style:use-optimal-column-width="false"/>
    </style:style>
    <style:style style:name="TableColumn55" style:family="table-column">
      <style:table-column-properties style:column-width="1.1819in" style:use-optimal-column-width="false"/>
    </style:style>
    <style:style style:name="Table50" style:family="table">
      <style:table-properties style:width="6.69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text-underline-type="double" style:text-underline-style="solid" style:text-underline-width="auto" style:text-underline-mode="continuous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Standard">Ex 4:</text:p>
      <text:p text:style-name="Standard"/>
      <text:p text:style-name="Standard">00 0a b7 a3 4a 00 00 01 02 6f 5e 9b 08 00 45 00 00 28 00 00 40 00 40 01 82 ae 84 e3 3d 17 c2 c7</text:p>
      <text:p text:style-name="Standard">49 0a 08 00 75 da 9c 7a 00 00 d4 45 a6 3a 62 2a 09 00 ff ff ff ff 00 00 00 00 00 00</text:p>
      <text:p text:style-name="Standard"/>
      <text:p text:style-name="Standard">00 0a b7 a3 4a 00 <text:s/>= Adresse<text:s/>destination</text:p>
      <text:p text:style-name="Standard"/>
      <text:p text:style-name="Standard">00 01 02 6f 5e 9b <text:s/>= Adresse source</text:p>
      <text:p text:style-name="Standard"/>
      <text:p text:style-name="Standard">08 00 <text:s/>= Type</text:p>
      <text:p text:style-name="Standard"/>
      <text:p text:style-name="Standard">45 00 00 28 00 00 40 00 40 01 82 ae 84 e3 3d 17 c2 c7 49 0a <text:s/>= Entête IP</text:p>
      <text:p text:style-name="Standard"/>
      <text:p text:style-name="Standard">08 00 75 da 9c 7a 00 00 d4 45 a6 3a 62 2a 09 00 ff ff ff ff = Données</text:p>
      <text:p text:style-name="Standard"/>
      <text:p text:style-name="Standard">00 00 00 00 00 00 = PAD</text:p>
      <text:p text:style-name="Standard"/>
      <text:p text:style-name="Standard"/>
      <text:p text:style-name="Standard">Ex 5: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source</text:p>
          </table:table-cell>
          <table:table-cell table:style-name="TableCell10">
            <text:p text:style-name="TableContents">IP <text:s/>Destination</text:p>
          </table:table-cell>
          <table:table-cell table:style-name="TableCell11">
            <text:p text:style-name="TableContents">passerelle</text:p>
          </table:table-cell>
          <table:table-cell table:style-name="TableCell12">
            <text:p text:style-name="TableContents">@ passerelle</text:p>
          </table:table-cell>
          <table:table-cell table:style-name="TableCell13">
            <text:p text:style-name="TableContents">métrique</text:p>
          </table:table-cell>
        </table:table-row>
        <table:table-row table:style-name="TableRow14">
          <table:table-cell table:style-name="TableCell15">
            <text:p text:style-name="TableContents">R1</text:p>
          </table:table-cell>
          <table:table-cell table:style-name="TableCell16">
            <text:p text:style-name="TableContents">10.0.2.0/16</text:p>
          </table:table-cell>
          <table:table-cell table:style-name="TableCell17">
            <text:p text:style-name="TableContents"/>
          </table:table-cell>
          <table:table-cell table:style-name="TableCell18">
            <text:p text:style-name="TableContents"/>
          </table:table-cell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TableContents">R1</text:p>
          </table:table-cell>
          <table:table-cell table:style-name="TableCell22">
            <text:p text:style-name="TableContents">10.2.0.0/24</text:p>
          </table:table-cell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TableContents">R1</text:p>
          </table:table-cell>
          <table:table-cell table:style-name="TableCell28">
            <text:p text:style-name="TableContents">192.168.0.0/24</text:p>
          </table:table-cell>
          <table:table-cell table:style-name="TableCell29">
            <text:p text:style-name="TableContents">R2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>1</text:p>
          </table:table-cell>
        </table:table-row>
        <table:table-row table:style-name="TableRow32">
          <table:table-cell table:style-name="TableCell33">
            <text:p text:style-name="TableContents">R1</text:p>
          </table:table-cell>
          <table:table-cell table:style-name="TableCell34">
            <text:p text:style-name="TableContents">INTERNET</text:p>
          </table:table-cell>
          <table:table-cell table:style-name="TableCell35">
            <text:p text:style-name="TableContents">R2</text:p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>2</text:p>
          </table:table-cell>
        </table:table-row>
        <table:table-row table:style-name="TableRow38">
          <table:table-cell table:style-name="TableCell39">
            <text:p text:style-name="TableContents">R1</text:p>
          </table:table-cell>
          <table:table-cell table:style-name="TableCell40">
            <text:p text:style-name="TableContents">192.168.100.0/24</text:p>
          </table:table-cell>
          <table:table-cell table:style-name="TableCell41">
            <text:p text:style-name="TableContents">R2</text:p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>1</text:p>
          </table:table-cell>
        </table:table-row>
        <table:table-row table:style-name="TableRow44">
          <table:table-cell table:style-name="TableCell45">
            <text:p text:style-name="TableContents">R1</text:p>
          </table:table-cell>
          <table:table-cell table:style-name="TableCell46">
            <text:p text:style-name="TableContents">172.16.65.0/24</text:p>
          </table:table-cell>
          <table:table-cell table:style-name="TableCell47">
            <text:p text:style-name="TableContents">R2</text:p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>2</text:p>
          </table:table-cell>
        </table:table-row>
      </table:table>
      <text:p text:style-name="Standard"/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TableContents">source</text:p>
          </table:table-cell>
          <table:table-cell table:style-name="TableCell58">
            <text:p text:style-name="TableContents">IP <text:s/>Destination</text:p>
          </table:table-cell>
          <table:table-cell table:style-name="TableCell59">
            <text:p text:style-name="TableContents">passerelle</text:p>
          </table:table-cell>
          <table:table-cell table:style-name="TableCell60">
            <text:p text:style-name="TableContents">@ passerelle</text:p>
          </table:table-cell>
          <table:table-cell table:style-name="TableCell61">
            <text:p text:style-name="TableContents">métrique</text:p>
          </table:table-cell>
        </table:table-row>
        <table:table-row table:style-name="TableRow62">
          <table:table-cell table:style-name="TableCell63">
            <text:p text:style-name="P64">R2</text:p>
          </table:table-cell>
          <table:table-cell table:style-name="TableCell65">
            <text:p text:style-name="TableContents">10.0.2.0/16</text:p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P71">R2</text:p>
          </table:table-cell>
          <table:table-cell table:style-name="TableCell72">
            <text:p text:style-name="TableContents">10.2.0.0/24</text:p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</table:table-row>
        <table:table-row table:style-name="TableRow76">
          <table:table-cell table:style-name="TableCell77">
            <text:p text:style-name="P78">R2</text:p>
          </table:table-cell>
          <table:table-cell table:style-name="TableCell79">
            <text:p text:style-name="TableContents">192.168.0.0/24</text:p>
          </table:table-cell>
          <table:table-cell table:style-name="TableCell80">
            <text:p text:style-name="TableContents">R2</text:p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>1</text:p>
          </table:table-cell>
        </table:table-row>
        <table:table-row table:style-name="TableRow83">
          <table:table-cell table:style-name="TableCell84">
            <text:p text:style-name="P85">R2</text:p>
          </table:table-cell>
          <table:table-cell table:style-name="TableCell86">
            <text:p text:style-name="TableContents">INTERNET</text:p>
          </table:table-cell>
          <table:table-cell table:style-name="TableCell87">
            <text:p text:style-name="TableContents">R2</text:p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>2</text:p>
          </table:table-cell>
        </table:table-row>
        <table:table-row table:style-name="TableRow90">
          <table:table-cell table:style-name="TableCell91">
            <text:p text:style-name="P92">R2</text:p>
          </table:table-cell>
          <table:table-cell table:style-name="TableCell93">
            <text:p text:style-name="TableContents">192.168.100.0/24</text:p>
          </table:table-cell>
          <table:table-cell table:style-name="TableCell94">
            <text:p text:style-name="TableContents">R2</text:p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1</text:p>
          </table:table-cell>
        </table:table-row>
        <table:table-row table:style-name="TableRow97">
          <table:table-cell table:style-name="TableCell98">
            <text:p text:style-name="P99">R2</text:p>
          </table:table-cell>
          <table:table-cell table:style-name="TableCell100">
            <text:p text:style-name="TableContents">172.16.65.0/24</text:p>
          </table:table-cell>
          <table:table-cell table:style-name="TableCell101">
            <text:p text:style-name="TableContents">R2</text:p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pitre<text:s/>2 :</text:p>
      <text:p text:style-name="Standard"/>
      <text:p text:style-name="Standard">@IP :<text:s/>192.168.111.181 /24</text:p>
      <text:p text:style-name="Standard"/>
      <text:p text:style-name="Standard">@mac :<text:s text:c="2"/>0A-00-27-00-00-11</text:p>
      <text:p text:style-name="Standard"/>
      <text:p text:style-name="Standard">@sous-réseau : 192.168.111.0</text:p>
      <text:p text:style-name="Standard"/>
      <text:p text:style-name="Standard">@diffusion :<text:s text:c="2"/>192.168.111.255</text:p>
      <text:p text:style-name="Standard"/>
      <text:p text:style-name="Standard">Classe<text:s/>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MES Pedro</meta:initial-creator>
    <dc:creator>GOMES Pedro</dc:creator>
    <meta:creation-date>2024-10-10T09:21:00Z</meta:creation-date>
    <dc:date>2024-10-10T12:05:00Z</dc:date>
    <meta:template xlink:href="Normal.dotm" xlink:type="simple"/>
    <meta:editing-cycles>4</meta:editing-cycles>
    <meta:editing-duration>PT12000S</meta:editing-duration>
    <meta:document-statistic meta:page-count="1" meta:paragraph-count="1" meta:word-count="154" meta:character-count="1001" meta:row-count="7" meta:non-whitespace-character-count="848"/>
  </office:meta>
</office:document-meta>
</file>